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eX Gyre Bonum2" svg:font-family="'TeX Gyre Bonum'"/>
    <style:font-face style:name="sans-serif" svg:font-family="sans-serif"/>
    <style:font-face style:name="TeX Gyre Bonum" svg:font-family="'TeX Gyre Bonum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Bonum1" svg:font-family="'TeX Gyre Bonum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6.8097in" table:align="margins" style:writing-mode="lr-tb"/>
    </style:style>
    <style:style style:name="Tabela1.A" style:family="table-column">
      <style:table-column-properties style:column-width="1.5271in" style:rel-column-width="14696*"/>
    </style:style>
    <style:style style:name="Tabela1.B" style:family="table-column">
      <style:table-column-properties style:column-width="1.6639in" style:rel-column-width="16012*"/>
    </style:style>
    <style:style style:name="Tabela1.C" style:family="table-column">
      <style:table-column-properties style:column-width="1.8576in" style:rel-column-width="17877*"/>
    </style:style>
    <style:style style:name="Tabela1.D" style:family="table-column">
      <style:table-column-properties style:column-width="1.7611in" style:rel-column-width="16950*"/>
    </style:style>
    <style:style style:name="Tabela1.A1" style:family="table-cell">
      <style:table-cell-properties fo:background-color="#ffdaa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ffdaa2" fo:padding="0.0382in" fo:border="0.05pt solid #000000">
        <style:background-image/>
      </style:table-cell-properties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3" style:family="table-cell">
      <style:table-cell-properties fo:padding="0.0382in" fo:border-left="0.05pt solid #000000" fo:border-right="none" fo:border-top="none" fo:border-bottom="0.05pt solid #000000"/>
    </style:style>
    <style:style style:name="Tabela1.B3" style:family="table-cell">
      <style:table-cell-properties fo:padding="0.0382in" fo:border-left="0.05pt solid #000000" fo:border-right="none" fo:border-top="none" fo:border-bottom="0.05pt solid #000000"/>
    </style:style>
    <style:style style:name="Tabela1.C3" style:family="table-cell">
      <style:table-cell-properties fo:padding="0.0382in" fo:border-left="0.05pt solid #000000" fo:border-right="none" fo:border-top="none" fo:border-bottom="0.05pt solid #000000"/>
    </style:style>
    <style:style style:name="Tabe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4" style:family="table-cell">
      <style:table-cell-properties fo:padding="0.0382in" fo:border-left="0.05pt solid #000000" fo:border-right="none" fo:border-top="none" fo:border-bottom="0.05pt solid #000000"/>
    </style:style>
    <style:style style:name="Tabela1.B4" style:family="table-cell">
      <style:table-cell-properties fo:padding="0.0382in" fo:border-left="0.05pt solid #000000" fo:border-right="none" fo:border-top="none" fo:border-bottom="0.05pt solid #000000"/>
    </style:style>
    <style:style style:name="Tabela1.C4" style:family="table-cell">
      <style:table-cell-properties fo:padding="0.0382in" fo:border-left="0.05pt solid #000000" fo:border-right="none" fo:border-top="none" fo:border-bottom="0.05pt solid #000000"/>
    </style:style>
    <style:style style:name="Tabe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5" style:family="table-cell">
      <style:table-cell-properties fo:padding="0.0382in" fo:border-left="0.05pt solid #000000" fo:border-right="none" fo:border-top="none" fo:border-bottom="0.05pt solid #000000"/>
    </style:style>
    <style:style style:name="Tabela1.B5" style:family="table-cell">
      <style:table-cell-properties fo:padding="0.0382in" fo:border-left="0.05pt solid #000000" fo:border-right="none" fo:border-top="none" fo:border-bottom="0.05pt solid #000000"/>
    </style:style>
    <style:style style:name="Tabela1.C5" style:family="table-cell">
      <style:table-cell-properties fo:padding="0.0382in" fo:border-left="0.05pt solid #000000" fo:border-right="none" fo:border-top="none" fo:border-bottom="0.05pt solid #000000"/>
    </style:style>
    <style:style style:name="Tabe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6" style:family="table-cell">
      <style:table-cell-properties fo:padding="0.0382in" fo:border-left="0.05pt solid #000000" fo:border-right="none" fo:border-top="none" fo:border-bottom="0.05pt solid #000000"/>
    </style:style>
    <style:style style:name="Tabela1.B6" style:family="table-cell">
      <style:table-cell-properties fo:padding="0.0382in" fo:border-left="0.05pt solid #000000" fo:border-right="none" fo:border-top="none" fo:border-bottom="0.05pt solid #000000"/>
    </style:style>
    <style:style style:name="Tabela1.C6" style:family="table-cell">
      <style:table-cell-properties fo:padding="0.0382in" fo:border-left="0.05pt solid #000000" fo:border-right="none" fo:border-top="none" fo:border-bottom="0.05pt solid #000000"/>
    </style:style>
    <style:style style:name="Tabe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7" style:family="table-cell">
      <style:table-cell-properties fo:padding="0.0382in" fo:border-left="0.05pt solid #000000" fo:border-right="none" fo:border-top="none" fo:border-bottom="0.05pt solid #000000"/>
    </style:style>
    <style:style style:name="Tabela1.B7" style:family="table-cell">
      <style:table-cell-properties fo:padding="0.0382in" fo:border-left="0.05pt solid #000000" fo:border-right="none" fo:border-top="none" fo:border-bottom="0.05pt solid #000000"/>
    </style:style>
    <style:style style:name="Tabela1.C7" style:family="table-cell">
      <style:table-cell-properties fo:padding="0.0382in" fo:border-left="0.05pt solid #000000" fo:border-right="none" fo:border-top="none" fo:border-bottom="0.05pt solid #000000"/>
    </style:style>
    <style:style style:name="Tabela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8097in" table:align="margins" style:writing-mode="lr-tb"/>
    </style:style>
    <style:style style:name="Tabela2.A" style:family="table-column">
      <style:table-column-properties style:column-width="2.359in" style:rel-column-width="22702*"/>
    </style:style>
    <style:style style:name="Tabela2.B" style:family="table-column">
      <style:table-column-properties style:column-width="2.6896in" style:rel-column-width="25883*"/>
    </style:style>
    <style:style style:name="Tabela2.C" style:family="table-column">
      <style:table-column-properties style:column-width="1.7611in" style:rel-column-width="16950*"/>
    </style:style>
    <style:style style:name="Tabela2.A1" style:family="table-cell">
      <style:table-cell-properties fo:background-color="#ffdaa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ffdaa2" fo:padding="0.0382in" fo:border="0.05pt solid #000000">
        <style:background-image/>
      </style:table-cell-properties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none" fo:border-top="none" fo:border-bottom="0.05pt solid #000000"/>
    </style:style>
    <style:style style:name="Tabe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A3" style:family="table-cell">
      <style:table-cell-properties fo:padding="0.0382in" fo:border-left="0.05pt solid #000000" fo:border-right="none" fo:border-top="none" fo:border-bottom="0.05pt solid #000000"/>
    </style:style>
    <style:style style:name="Tabela2.B3" style:family="table-cell">
      <style:table-cell-properties fo:padding="0.0382in" fo:border-left="0.05pt solid #000000" fo:border-right="none" fo:border-top="none" fo:border-bottom="0.05pt solid #000000"/>
    </style:style>
    <style:style style:name="Tabela2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11in" loext:contextual-spacing="false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Footer">
      <style:paragraph-properties fo:margin-top="0in" fo:margin-bottom="0.111in" loext:contextual-spacing="false"/>
      <style:text-properties style:font-name="TeX Gyre Bonum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5103a" officeooo:paragraph-rsid="0015103a"/>
    </style:style>
    <style:style style:name="P5" style:family="paragraph" style:parent-style-name="Standard">
      <style:paragraph-properties fo:text-align="start" style:justify-single-word="false"/>
      <style:text-properties fo:color="#333333" style:font-name="TeX Gyre Bonum1" fo:font-size="12pt" fo:language="pl" fo:country="PL" fo:font-weight="bold" style:font-size-asian="12pt" style:font-weight-asian="bold" style:font-name-complex="Calibri1" style:font-size-complex="12pt" style:font-weight-complex="bold"/>
    </style:style>
    <style:style style:name="P6" style:family="paragraph" style:parent-style-name="Standard">
      <style:text-properties fo:color="#333333" style:font-name="TeX Gyre Bonum1" fo:font-size="12pt" fo:language="pl" fo:country="PL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333333" style:font-name="TeX Gyre Bonum1" fo:language="pl" fo:country="PL" officeooo:rsid="0016ab0f" officeooo:paragraph-rsid="0016ab0f" style:font-name-complex="Calibri1"/>
    </style:style>
    <style:style style:name="P8" style:family="paragraph" style:parent-style-name="Standard">
      <style:paragraph-properties fo:text-align="justify" style:justify-single-word="false"/>
      <style:text-properties style:font-name="TeX Gyre Bonum1"/>
    </style:style>
    <style:style style:name="P9" style:family="paragraph" style:parent-style-name="Standard">
      <style:text-properties fo:color="#000000" style:font-name="TeX Gyre Bonum1" fo:font-size="12pt" fo:language="pl" fo:country="PL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eX Gyre Bonum1" fo:font-weight="normal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fo:color="#333333" style:font-name="TeX Gyre Bonum1" fo:font-size="11pt" fo:language="pl" fo:country="PL" fo:font-style="normal" fo:font-weight="normal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333333" style:font-name="TeX Gyre Bonum1" fo:font-size="11pt" fo:language="pl" fo:country="PL" fo:font-style="normal" fo:font-weight="normal" officeooo:paragraph-rsid="00160c54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paragraph-rsid="001a3d50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333333" style:font-name="TeX Gyre Bonum1" fo:font-size="11pt" fo:language="pl" fo:country="PL" fo:font-style="normal" fo:font-weight="normal" officeooo:paragraph-rsid="001f74e1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fo:color="#333333" style:font-name="TeX Gyre Bonum1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TeX Gyre Bonum1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eX Gyre Bonum1" fo:font-size="11pt" fo:language="pl" fo:country="PL" fo:font-style="normal" fo:font-weight="normal" officeooo:rsid="001a3d50" officeooo:paragraph-rsid="001a3d50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eX Gyre Bonum1" fo:font-size="11pt" fo:language="pl" fo:country="PL" fo:font-style="normal" fo:font-weight="normal" officeooo:rsid="001a5ed7" officeooo:paragraph-rsid="001a5ed7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eX Gyre Bonum1" fo:font-size="11pt" fo:language="pl" fo:country="PL" fo:font-style="normal" fo:font-weight="normal" officeooo:rsid="001a5ed7" officeooo:paragraph-rsid="001f74e1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="TeX Gyre Bonum1" fo:font-size="12pt" fo:language="pl" fo:country="PL" fo:font-style="normal" fo:font-weight="bold" officeooo:rsid="00160c54" officeooo:paragraph-rsid="00160c54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eX Gyre Bonum1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eX Gyre Bonum1" fo:font-size="12pt" fo:language="pl" fo:country="PL" fo:font-style="normal" fo:font-weight="bold" officeooo:rsid="00160c54" officeooo:paragraph-rsid="00204df0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TeX Gyre Bonum1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officeooo:rsid="00160c54" officeooo:paragraph-rsid="00204df0"/>
    </style:style>
    <style:style style:name="P26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a5ed7" officeooo:paragraph-rsid="001a5ed7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7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a5ed7" officeooo:paragraph-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8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a5ed7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9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c4b54" officeooo:paragraph-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0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c4b54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1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de0fd" officeooo:paragraph-rsid="001de0fd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2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de0fd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3" style:family="paragraph" style:parent-style-name="Table_20_Contents">
      <style:paragraph-properties fo:text-align="center" style:justify-single-word="false"/>
      <style:text-properties fo:color="#333333" style:font-name="TeX Gyre Bonum1" fo:font-size="11pt" officeooo:paragraph-rsid="001c4b54"/>
    </style:style>
    <style:style style:name="P34" style:family="paragraph" style:parent-style-name="Table_20_Contents">
      <style:paragraph-properties fo:text-align="center" style:justify-single-word="false"/>
      <style:text-properties fo:color="#333333" style:font-name="TeX Gyre Bonum1" fo:language="pl" fo:country="PL" officeooo:rsid="001a5ed7" officeooo:paragraph-rsid="001a5ed7" style:font-name-complex="Calibri1"/>
    </style:style>
    <style:style style:name="P35" style:family="paragraph" style:parent-style-name="Table_20_Contents">
      <style:paragraph-properties fo:text-align="center" style:justify-single-word="false"/>
      <style:text-properties fo:color="#333333" style:font-name="TeX Gyre Bonum1" fo:language="pl" fo:country="PL" officeooo:rsid="001a5ed7" officeooo:paragraph-rsid="001f74e1" style:font-name-complex="Calibri1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color="#333333" style:font-name="TeX Gyre Bonum1" fo:language="pl" fo:country="PL" fo:font-weight="bold" style:font-weight-asian="bold" style:font-name-complex="Calibri1" style:font-weight-complex="bold"/>
    </style:style>
    <style:style style:name="P37" style:family="paragraph" style:parent-style-name="Standard" style:list-style-name="WWNum2">
      <style:paragraph-properties fo:text-align="start" style:justify-single-word="false"/>
      <style:text-properties style:font-name="TeX Gyre Bonum1" fo:font-weight="normal" style:font-weight-asian="normal" style:font-weight-complex="normal"/>
    </style:style>
    <style:style style:name="P38" style:family="paragraph" style:parent-style-name="Standard" style:list-style-name="WWNum2">
      <style:paragraph-properties fo:text-align="start" style:justify-single-word="false"/>
    </style:style>
    <style:style style:name="P39" style:family="paragraph" style:parent-style-name="Standard" style:list-style-name="WWNum1">
      <style:paragraph-properties fo:text-align="justify" style:justify-single-word="false"/>
    </style:style>
    <style:style style:name="P40" style:family="paragraph" style:parent-style-name="Standard" style:list-style-name="L1">
      <style:paragraph-properties fo:text-align="justify" style:justify-single-word="false"/>
      <style:text-properties officeooo:paragraph-rsid="000d9adc"/>
    </style:style>
    <style:style style:name="P41" style:family="paragraph" style:parent-style-name="Standard">
      <style:paragraph-properties fo:text-align="justify" style:justify-single-word="false"/>
      <style:text-properties officeooo:paragraph-rsid="00231ba6"/>
    </style:style>
    <style:style style:name="P42" style:family="paragraph" style:parent-style-name="Standard" style:list-style-name="WWNum1">
      <style:paragraph-properties fo:text-align="justify" style:justify-single-word="false"/>
      <style:text-properties fo:color="#333333" style:font-name="TeX Gyre Bonum1" fo:language="pl" fo:country="PL" style:font-name-complex="Calibri1"/>
    </style:style>
    <style:style style:name="P43" style:family="paragraph" style:parent-style-name="Standard" style:list-style-name="WWNum1">
      <style:text-properties fo:color="#333333" style:font-name="TeX Gyre Bonum1" fo:language="pl" fo:country="PL" style:font-name-complex="Calibri1"/>
    </style:style>
    <style:style style:name="P44" style:family="paragraph" style:parent-style-name="Standard" style:list-style-name="L1">
      <style:paragraph-properties fo:text-align="justify" style:justify-single-word="false"/>
      <style:text-properties officeooo:rsid="001192ae" officeooo:paragraph-rsid="001192ae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fo:color="#333333" style:font-name="TeX Gyre Bonum1" fo:font-size="20pt" fo:language="pl" fo:country="PL" fo:font-style="normal" fo:font-weight="normal" officeooo:paragraph-rsid="00160c54" fo:background-color="#ffffff" style:font-size-asian="20pt" style:font-style-asian="normal" style:font-weight-asian="normal" style:font-name-complex="Helvetica" style:font-size-complex="20pt" style:font-style-complex="normal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18c419" officeooo:paragraph-rsid="00248c2c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18c419" officeooo:paragraph-rsid="002725e8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48" style:family="paragraph" style:parent-style-name="Standard" style:list-style-name="L2">
      <style:paragraph-properties fo:margin-top="0in" fo:margin-bottom="0in" loext:contextual-spacing="false" fo:line-height="100%"/>
      <style:text-properties fo:color="#333333" style:font-name="TeX Gyre Bonum1" fo:font-size="11pt" fo:language="pl" fo:country="PL" fo:font-style="normal" fo:font-weight="normal" officeooo:rsid="00160c54" officeooo:paragraph-rsid="00160c54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49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TeX Gyre Bonum1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0" style:family="paragraph" style:parent-style-name="Standard" style:list-style-name="L3">
      <style:paragraph-properties fo:margin-top="0in" fo:margin-bottom="0in" loext:contextual-spacing="false" fo:text-align="justify" style:justify-single-word="false"/>
      <style:text-properties fo:color="#333333" style:font-name="TeX Gyre Bonum1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1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TeX Gyre Bonum1" fo:font-size="11pt" fo:language="pl" fo:country="PL" fo:font-style="normal" fo:font-weight="normal" officeooo:rsid="00231ba6" officeooo:paragraph-rsid="00231ba6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1f74e1" officeooo:paragraph-rsid="001f74e1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fo:color="#333333" style:font-name="TeX Gyre Bonum1" fo:font-size="12pt" fo:language="pl" fo:country="PL" fo:font-style="normal" fo:font-weight="bold" officeooo:rsid="00160c54" officeooo:paragraph-rsid="00204df0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54" style:family="paragraph" style:parent-style-name="Standard" style:list-style-name="L2">
      <style:paragraph-properties fo:margin-top="0in" fo:margin-bottom="0in" loext:contextual-spacing="false" fo:line-height="100%"/>
      <style:text-properties fo:font-size="11pt" fo:font-weight="normal" officeooo:rsid="00160c54" officeooo:paragraph-rsid="00160c54" style:font-size-asian="11pt" style:font-weight-asian="normal" style:font-size-complex="11pt" style:font-weight-complex="normal"/>
    </style:style>
    <style:style style:name="P55" style:family="paragraph" style:parent-style-name="Standard" style:list-style-name="L11">
      <style:paragraph-properties fo:margin-top="0in" fo:margin-bottom="0in" loext:contextual-spacing="false" fo:line-height="100%" fo:text-align="justify" style:justify-single-word="false"/>
      <style:text-properties officeooo:rsid="00248888" officeooo:paragraph-rsid="00248888"/>
    </style:style>
    <style:style style:name="P5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48888"/>
    </style:style>
    <style:style style:name="P5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725e8"/>
    </style:style>
    <style:style style:name="P5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eX Gyre Bonum1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5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eX Gyre Bonum1" fo:font-size="12pt" fo:language="pl" fo:country="PL" fo:font-style="normal" fo:font-weight="bold" officeooo:rsid="00160c54" officeooo:paragraph-rsid="00248888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000000" style:font-name="TeX Gyre Bonum1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61" style:family="paragraph" style:parent-style-name="Standard" style:list-style-name="L2">
      <style:paragraph-properties fo:margin-top="0in" fo:margin-bottom="0in" loext:contextual-spacing="false" fo:line-height="100%"/>
      <style:text-properties style:font-name="TeX Gyre Bonum2" fo:font-size="11pt" fo:font-weight="normal" officeooo:rsid="00160c54" officeooo:paragraph-rsid="00160c54" style:font-size-asian="11pt" style:font-weight-asian="normal" style:font-size-complex="11pt" style:font-weight-complex="normal"/>
    </style:style>
    <style:style style:name="T1" style:family="text">
      <style:text-properties style:font-name="TeX Gyre Bonum1" fo:font-weight="normal" style:font-weight-asian="normal" style:font-weight-complex="normal"/>
    </style:style>
    <style:style style:name="T2" style:family="text">
      <style:text-properties fo:color="#333333" style:font-name="TeX Gyre Bonum1" fo:language="pl" fo:country="PL" fo:font-weight="bold" style:font-weight-asian="bold" style:font-name-complex="Calibri1" style:font-weight-complex="bold"/>
    </style:style>
    <style:style style:name="T3" style:family="text">
      <style:text-properties fo:color="#333333" style:font-name="TeX Gyre Bonum1" fo:language="pl" fo:country="PL" fo:font-weight="bold" officeooo:rsid="0015103a" style:font-weight-asian="bold" style:font-name-complex="Calibri1" style:font-weight-complex="bold"/>
    </style:style>
    <style:style style:name="T4" style:family="text">
      <style:text-properties fo:color="#333333" style:font-name="TeX Gyre Bonum1" fo:language="pl" fo:country="PL" fo:font-weight="bold" officeooo:rsid="00231ba6" style:font-weight-asian="bold" style:font-name-complex="Calibri1" style:font-weight-complex="bold"/>
    </style:style>
    <style:style style:name="T5" style:family="text">
      <style:text-properties fo:color="#333333" style:font-name="TeX Gyre Bonum1" fo:language="pl" fo:country="PL" style:font-name-complex="Calibri1"/>
    </style:style>
    <style:style style:name="T6" style:family="text">
      <style:text-properties fo:color="#333333" style:font-name="TeX Gyre Bonum1" fo:language="pl" fo:country="PL" officeooo:rsid="000bbd9d" style:font-name-complex="Calibri1"/>
    </style:style>
    <style:style style:name="T7" style:family="text">
      <style:text-properties fo:color="#333333" style:font-name="TeX Gyre Bonum1" fo:language="pl" fo:country="PL" officeooo:rsid="000e84b9" style:font-name-complex="Calibri1"/>
    </style:style>
    <style:style style:name="T8" style:family="text">
      <style:text-properties fo:color="#333333" style:font-name="TeX Gyre Bonum1" fo:language="pl" fo:country="PL" officeooo:rsid="00105f98" style:font-name-complex="Calibri1"/>
    </style:style>
    <style:style style:name="T9" style:family="text">
      <style:text-properties fo:color="#333333" style:font-name="TeX Gyre Bonum1" fo:language="pl" fo:country="PL" officeooo:rsid="000d9adc" style:font-name-complex="Calibri1"/>
    </style:style>
    <style:style style:name="T10" style:family="text">
      <style:text-properties fo:color="#333333" style:font-name="TeX Gyre Bonum1" fo:language="pl" fo:country="PL" officeooo:rsid="0015103a" style:font-name-complex="Calibri1"/>
    </style:style>
    <style:style style:name="T11" style:family="text">
      <style:text-properties fo:color="#333333" style:font-name="TeX Gyre Bonum1" fo:language="pl" fo:country="PL" officeooo:rsid="00231ba6" style:font-name-complex="Calibri1"/>
    </style:style>
    <style:style style:name="T12" style:family="text">
      <style:text-properties fo:color="#333333" style:font-name="TeX Gyre Bonum1" fo:language="pl" fo:country="PL" fo:font-weight="normal" style:font-weight-asian="normal" style:font-name-complex="Calibri1" style:font-weight-complex="normal"/>
    </style:style>
    <style:style style:name="T13" style:family="text">
      <style:text-properties fo:color="#333333" style:font-name="TeX Gyre Bonum1" fo:language="pl" fo:country="PL" fo:font-weight="normal" officeooo:rsid="00231ba6" style:font-weight-asian="normal" style:font-name-complex="Calibri1" style:font-weight-complex="normal"/>
    </style:style>
    <style:style style:name="T14" style:family="text">
      <style:text-properties fo:color="#333333" style:font-name="TeX Gyre Bonum1" fo:font-size="11pt" fo:language="pl" fo:country="PL" fo:font-style="normal" fo:font-weight="normal" fo:background-color="#ffffff" loext:char-shading-value="0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T15" style:family="text">
      <style:text-properties fo:color="#333333" style:font-name="TeX Gyre Bonum1" fo:font-size="11pt" fo:language="pl" fo:country="PL" fo:font-style="normal" fo:font-weight="normal" style:letter-kerning="false" fo:background-color="#ffffff" loext:char-shading-value="0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T16" style:family="text">
      <style:text-properties fo:color="#333333" style:font-name="TeX Gyre Bonum1" fo:font-size="11pt" fo:language="pl" fo:country="PL" fo:font-style="normal" fo:font-weight="normal" officeooo:rsid="00248888" style:letter-kerning="false" fo:background-color="#ffffff" loext:char-shading-value="0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T17" style:family="text">
      <style:text-properties fo:color="#333333" style:font-name="TeX Gyre Bonum1" fo:font-size="11pt" fo:language="pl" fo:country="PL" fo:font-style="normal" fo:font-weight="bold" officeooo:rsid="00248888" style:letter-kerning="false" fo:background-color="#ffffff" loext:char-shading-value="0" style:font-name-asian="Calibri1" style:font-size-asian="11pt" style:language-asian="en" style:country-asian="US" style:font-style-asian="normal" style:font-weight-asian="bold" style:font-name-complex="Helvetica" style:font-size-complex="11pt" style:language-complex="ar" style:country-complex="SA" style:font-style-complex="normal" style:font-weight-complex="bold"/>
    </style:style>
    <style:style style:name="T18" style:family="text">
      <style:text-properties fo:color="#333333" fo:language="pl" fo:country="PL" style:font-name-complex="Calibri1"/>
    </style:style>
    <style:style style:name="T19" style:family="text">
      <style:text-properties fo:color="#333333" style:font-name="TeX Gyre Bonum" fo:language="pl" fo:country="PL" fo:font-style="normal" fo:background-color="#ffffff" loext:char-shading-value="0" style:font-style-asian="normal" style:font-name-complex="Helvetica" style:font-style-complex="normal"/>
    </style:style>
    <style:style style:name="T20" style:family="text">
      <style:text-properties fo:color="#333333" fo:font-size="11pt" fo:font-weight="normal" officeooo:rsid="00204df0" style:font-size-asian="11pt" style:font-weight-asian="normal" style:font-size-complex="11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officeooo:rsid="0018c419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 fo:font-size="12pt" fo:font-weight="bold" officeooo:rsid="00160c54" style:font-size-asian="12pt" style:font-weight-asian="bold" style:font-size-complex="12pt" style:font-weight-complex="bold"/>
    </style:style>
    <style:style style:name="T25" style:family="text">
      <style:text-properties fo:font-style="italic" fo:font-weight="bold" officeooo:rsid="0018c419" style:font-style-asian="italic" style:font-weight-asian="bold" style:font-style-complex="italic" style:font-weight-complex="bold"/>
    </style:style>
    <style:style style:name="T26" style:family="text">
      <style:text-properties fo:font-style="italic" officeooo:rsid="0018c419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officeooo:rsid="001c4b54"/>
    </style:style>
    <style:style style:name="T29" style:family="text">
      <style:text-properties fo:font-variant="normal" fo:text-transform="none" fo:letter-spacing="normal" fo:language="pl" fo:country="PL" fo:font-style="normal" fo:font-weight="normal" officeooo: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officeooo:rsid="001c4b54"/>
    </style:style>
    <style:style style:name="T32" style:family="text">
      <style:text-properties fo:language="pl" fo:country="PL" officeooo: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33" style:family="text">
      <style:text-properties officeooo:rsid="001de0fd"/>
    </style:style>
    <style:style style:name="T34" style:family="text">
      <style:text-properties officeooo:rsid="001f74e1"/>
    </style:style>
    <style:style style:name="T35" style:family="text">
      <style:text-properties officeooo:rsid="00231ba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48888" style:font-weight-asian="bold" style:font-weight-complex="bold"/>
    </style:style>
    <style:style style:name="T38" style:family="text">
      <style:text-properties fo:font-weight="bold" officeooo:rsid="00264cd1" style:font-weight-asian="bold" style:font-weight-complex="bold"/>
    </style:style>
    <style:style style:name="T39" style:family="text">
      <style:text-properties officeooo:rsid="00248888"/>
    </style:style>
    <style:style style:name="T40" style:family="text">
      <style:text-properties officeooo:rsid="00264cd1"/>
    </style:style>
    <style:style style:name="T41" style:family="text">
      <style:text-properties officeooo:rsid="002725e8"/>
    </style:style>
    <style:style style:name="T42" style:family="text">
      <style:text-properties officeooo:rsid="002768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google.com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PRAWOZDANIE <text:s text:c="2"/></text:p>
      <text:p text:style-name="P3"><text:span text:style-name="T2">z </text:span><text:span text:style-name="T3">projektu wykonywanego w ramach przedmiotu</text:span></text:p>
      <text:p text:style-name="P4"><text:span text:style-name="T3">A</text:span><text:span text:style-name="T2">lgorytmy w inżynierii danych</text:span></text:p>
      <text:p text:style-name="P5">Wykonane przez:</text:p>
      <text:list xml:id="list2266729244" text:style-name="WWNum2">
        <text:list-item>
          <text:p text:style-name="P37">Aliaksandr Karolik, nr indeksu 295138</text:p>
        </text:list-item>
        <text:list-item>
          <text:p text:style-name="P38"><text:span text:style-name="T1">Piotr Jeleniewicz, nr indeksu </text:span><text:bookmark-start text:name="__DdeLink__162_777991971"/><text:span text:style-name="T1">291072</text:span><text:bookmark-end text:name="__DdeLink__162_777991971"/></text:p>
        </text:list-item>
      </text:list>
      <text:p text:style-name="P11"/>
      <text:p text:style-name="P6">Temat:</text:p>
      <text:p text:style-name="P10"><text:span text:style-name="T5"><text:tab/>W ramach projektu zdecydowaliśmy się na realizację tematu nr 1 – </text:span><text:span text:style-name="T2">Automatyczne Różniczkowanie. </text:span><text:span text:style-name="T12">Porównaniu zostały poddane dwa algorytmy różniczkowania automatycznego:</text:span></text:p>
      <text:list xml:id="list2082140591" text:style-name="WWNum1">
        <text:list-item>
          <text:p text:style-name="P39"><text:bookmark-start text:name="__DdeLink__182_1868569931"/><text:span text:style-name="T5">różniczkowanie w przód</text:span><text:bookmark-end text:name="__DdeLink__182_1868569931"/><text:span text:style-name="T5">,</text:span></text:p>
        </text:list-item>
        <text:list-item>
          <text:p text:style-name="P42">różniczkowanie w tył.</text:p>
          <text:p text:style-name="P43"/>
        </text:list-item>
      </text:list>
      <text:p text:style-name="P9">Obecny postęp prac:</text:p>
      <text:p text:style-name="P41"><text:span text:style-name="T18"><text:tab/></text:span><text:span text:style-name="T5">Oba algorytmy różniczkowania zostały zaimplementowane w języku </text:span><text:span text:style-name="T2">Julia</text:span><text:span text:style-name="T12"> </text:span><text:span text:style-name="T13">wersji</text:span> <text:s/><text:span text:style-name="T4">1.6.0</text:span><text:span text:style-name="T5">, przy wykorzystaniu przeciążania operatorów </text:span><text:span text:style-name="T11">z biblioteki </text:span><text:span text:style-name="T4">Base</text:span><text:span text:style-name="T5">. </text:span><text:span text:style-name="T6">Do chwili pisania tego sprawozdania zaimplementowane zostały oba algorytmy różniczkowania dla następujących funkcji matematycznych:</text:span></text:p>
      <text:list xml:id="list6591684" text:style-name="L1">
        <text:list-item>
          <text:p text:style-name="P40"><text:span text:style-name="T6">p</text:span><text:span text:style-name="T9">odstawowe funkcje matematyczne takie jak: dodawanie, odejmowanie, </text:span><text:span text:style-name="T7">mnożenie, dzielenie, sinus, cosinus, funkcja wykł</text:span><text:span text:style-name="T8">a</text:span><text:span text:style-name="T7">dnicza,</text:span></text:p>
        </text:list-item>
        <text:list-item>
          <text:p text:style-name="P44"><text:span text:style-name="T7">f</text:span><text:span text:style-name="T5">unkcja ReLU,</text:span></text:p>
        </text:list-item>
        <text:list-item>
          <text:p text:style-name="P44"><text:span text:style-name="T5">funkcja Softmax – obecnie funkcja ta została w pełni zaimplementowana tylko dla algorytmu różniczkowania w przód. W przypadku różniczkowania w tył funkcja ta niepoprawnie oblicza wartości leżące na diagonali </text:span><text:span text:style-name="T10">macierzy</text:span><text:span text:style-name="T5">.</text:span></text:p>
        </text:list-item>
      </text:list>
      <text:p text:style-name="P7">Dodatkowo w przypadku obu algorytmów zaimplementowana została funkcja licząca Jakobian.</text:p>
      <text:p text:style-name="P8"/>
      <text:p text:style-name="P13"><text:span text:style-name="T24">Przedstawienie działania</text:span><text:span text:style-name="T23">:</text:span><text:span text:style-name="T21"> </text:span></text:p>
      <text:p text:style-name="P45"/>
      <text:p text:style-name="P14"><text:tab/><text:span text:style-name="T22">W celu przedstawienia działania naszego kodu, przeprowadziliśmy porównanie czasów liczenia oraz ilości używanej pamięci podczas obliczania gradientu funkcji Rosenbrocka za pomocą algorytmu różniczkowania w przód i w tył. Pomiary zostały przeprowadzone przy pomocy pakietu </text:span><text:span text:style-name="T25">BenchmarkTools </text:span><text:span text:style-name="T39">wersji </text:span><text:span text:style-name="T37">0.7.0</text:span><text:span text:style-name="T26">. </text:span></text:p>
      <text:p text:style-name="P46"/>
      <text:p text:style-name="P47"><text:tab/><text:span text:style-name="T40">Do sprawdzenia poprawności działania zaimplementowanych algorytmów użyliśmy języka </text:span><text:span text:style-name="T38">Python</text:span><text:span text:style-name="T40"> wersji </text:span><text:span text:style-name="T38">3.8.5</text:span><text:span text:style-name="T40"> a głównie biblioteki </text:span><text:span text:style-name="T38">autodif-djw</text:span><text:span text:style-name="T40"> w wersji </text:span><text:span text:style-name="T38">0.1.3</text:span><text:span text:style-name="T40">. </text:span><text:span text:style-name="T41">Bi</text:span><text:span text:style-name="T40">blioteka, AutoDiff, dostarcza narzędzie do automatycznego różnicowania. Podstawowa klasa autodiff zawiera moduły zarówno dla trybu forward jak i reverse. </text:span><text:span text:style-name="T41">Jako u</text:span><text:span text:style-name="T40">żytkowni</text:span><text:span text:style-name="T41">cy</text:span><text:span text:style-name="T40"> dostarcza</text:span><text:span text:style-name="T41">liśmy</text:span><text:span text:style-name="T40"> tablicę wartości i wielomianowe funkcje lambda, określ</text:span><text:span text:style-name="T41">aliśmy</text:span><text:span text:style-name="T40"> tryb. </text:span><text:span text:style-name="T41">Po podaniu wymaganych parametrów bibilioteka umożliwia</text:span><text:span text:style-name="T40"> oblicz</text:span><text:span text:style-name="T41">enie</text:span><text:span text:style-name="T40"> jacobian</text:span><text:span text:style-name="T41">u</text:span><text:span text:style-name="T40">, gradient</text:span><text:span text:style-name="T41">u</text:span><text:span text:style-name="T40"> i pochodną kierunkową względem niestandardowego kierunku.</text:span></text:p>
      <text:p text:style-name="P46"><text:soft-page-break/></text:p>
      <text:p text:style-name="P46"/>
      <text:p text:style-name="P46">Uzyskane wyniki prezentują się następująco:</text:p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94911719905616">
          <table:table-cell table:style-name="Tabela1.A1" office:value-type="string">
            <text:p text:style-name="P19">Algorytm</text:p>
          </table:table-cell>
          <table:table-cell table:style-name="Tabela1.A1" office:value-type="string">
            <text:p text:style-name="P18">Ilość elementów w <text:s/>wektorze wejściowym</text:p>
          </table:table-cell>
          <table:table-cell table:style-name="Tabela1.A1" office:value-type="string">
            <text:p text:style-name="P19">Średni czas obliczeń</text:p>
          </table:table-cell>
          <table:table-cell table:style-name="Tabela1.D1" office:value-type="string">
            <text:p text:style-name="P19">Ilość wykorzystywanej pamięci</text:p>
          </table:table-cell>
        </table:table-row>
        <table:table-row table:style-name="TableLine94911720203424">
          <table:table-cell table:style-name="Tabela1.A4" table:number-rows-spanned="3" office:value-type="string">
            <text:p text:style-name="P34">Różniczkowanie w przód</text:p>
          </table:table-cell>
          <table:table-cell table:style-name="Tabela1.B2" office:value-type="string">
            <text:p text:style-name="P26">10</text:p>
          </table:table-cell>
          <table:table-cell table:style-name="Tabela1.C2" office:value-type="string">
            <text:p text:style-name="P27"><text:span text:style-name="T28">14,09 <text:s/></text:span><text:span text:style-name="T31">μs</text:span></text:p>
          </table:table-cell>
          <table:table-cell table:style-name="Tabela1.D2" office:value-type="string">
            <text:p text:style-name="P29">12,42 KB</text:p>
          </table:table-cell>
        </table:table-row>
        <table:table-row table:style-name="TableLine94911720206144">
          <table:covered-table-cell/>
          <table:table-cell table:style-name="Tabela1.B3" office:value-type="string">
            <text:p text:style-name="P26">100</text:p>
          </table:table-cell>
          <table:table-cell table:style-name="Tabela1.C3" office:value-type="string">
            <text:p text:style-name="P33"><text:span text:style-name="T32">747,31 <text:s/></text:span><text:span text:style-name="T29">μs</text:span></text:p>
          </table:table-cell>
          <table:table-cell table:style-name="Tabela1.D3" office:value-type="string">
            <text:p text:style-name="P29">486,13 KB</text:p>
          </table:table-cell>
        </table:table-row>
        <table:table-row table:style-name="TableLine94911720208800">
          <table:covered-table-cell/>
          <table:table-cell table:style-name="Tabela1.B6" office:value-type="string">
            <text:p text:style-name="P26">1000</text:p>
          </table:table-cell>
          <table:table-cell table:style-name="Tabela1.C6" office:value-type="string">
            <text:p text:style-name="P27"><text:span text:style-name="T28">63,78 <text:s/>m</text:span><text:span text:style-name="T31">s</text:span></text:p>
          </table:table-cell>
          <table:table-cell table:style-name="Tabela1.D6" office:value-type="string">
            <text:p text:style-name="P29">32,<text:span text:style-name="T33">03</text:span> MB</text:p>
          </table:table-cell>
        </table:table-row>
        <table:table-row table:style-name="TableLine94911720237088">
          <table:table-cell table:style-name="Tabela1.A7" table:number-rows-spanned="3" office:value-type="string">
            <text:p text:style-name="P34">Różniczkowanie w tył</text:p>
          </table:table-cell>
          <table:table-cell table:style-name="Tabela1.B6" office:value-type="string">
            <text:p text:style-name="P26">10</text:p>
          </table:table-cell>
          <table:table-cell table:style-name="Tabela1.C6" office:value-type="string">
            <text:p text:style-name="P27"><text:span text:style-name="T33">23,58 <text:s/></text:span><text:span text:style-name="T31">μs</text:span></text:p>
          </table:table-cell>
          <table:table-cell table:style-name="Tabela1.D6" office:value-type="string">
            <text:p text:style-name="P31">16,05 KB</text:p>
          </table:table-cell>
        </table:table-row>
        <table:table-row table:style-name="TableLine94911720238432">
          <table:covered-table-cell/>
          <table:table-cell table:style-name="Tabela1.B6" office:value-type="string">
            <text:p text:style-name="P26">100</text:p>
          </table:table-cell>
          <table:table-cell table:style-name="Tabela1.C6" office:value-type="string">
            <text:p text:style-name="P27"><text:span text:style-name="T33">233,19 <text:s/></text:span><text:span text:style-name="T31">μs</text:span></text:p>
          </table:table-cell>
          <table:table-cell table:style-name="Tabela1.D6" office:value-type="string">
            <text:p text:style-name="P31">150,39 KB</text:p>
          </table:table-cell>
        </table:table-row>
        <table:table-row table:style-name="TableLine94911720239920">
          <table:covered-table-cell/>
          <table:table-cell table:style-name="Tabela1.B7" office:value-type="string">
            <text:p text:style-name="P26">1000</text:p>
          </table:table-cell>
          <table:table-cell table:style-name="Tabela1.C7" office:value-type="string">
            <text:p text:style-name="P31"><text:span text:style-name="T31">2,</text:span><text:span text:style-name="T30">48 ms</text:span></text:p>
          </table:table-cell>
          <table:table-cell table:style-name="Tabela1.D7" office:value-type="string">
            <text:p text:style-name="P31">1,45 MB</text:p>
          </table:table-cell>
        </table:table-row>
      </table:table>
      <text:p text:style-name="P12"/>
      <text:p text:style-name="P17"><text:tab/>Jak łatwo zauważyć z powyższej tabeli nasza implementacja różniczkowania w tył zgadza się z oczekiwaniami – algorytm różniczkowania w tył znacznie szybciej oblicza gradient funkcji Rosenbrocka, przy jednoczesnym mniejszym zużyciu pamięci. Dzieje się tak ponieważ różniczkowanie w tył oblicza w jednym kroku wszystkie pochodne cząstkowe pierwszego rzędu.</text:p>
      <text:p text:style-name="P17"/>
      <text:p text:style-name="P17"><text:tab/>W celu prezentacji atutów <text:span text:style-name="T34">różniczkowania w przód przeprowadziliśmy dodatkowo eksperyment polegający na obliczeniu macierzy Jacobiego funkcji składającej się z 6 podfunkcji, do obliczenia wartości których wykorzystywane są 3 zmienne. </text:span><text:span text:style-name="T35">Poniżej zostały przedstawione wykorzystane funkcje:</text:span></text:p>
      <text:list xml:id="list252528031" text:style-name="L3">
        <text:list-item>
          <text:p text:style-name="P50">x[1]</text:p>
        </text:list-item>
        <text:list-item>
          <text:p text:style-name="P50">5/x[3]</text:p>
        </text:list-item>
        <text:list-item>
          <text:p text:style-name="P50">4x[2]^2-2x[3]</text:p>
        </text:list-item>
        <text:list-item>
          <text:p text:style-name="P50">x[3]*sin(x[1])</text:p>
        </text:list-item>
        <text:list-item>
          <text:p text:style-name="P50">exp(x[1])/sum(x)</text:p>
        </text:list-item>
        <text:list-item>
          <text:p text:style-name="P50">x[1]^2 - x[2]^3 – 88</text:p>
        </text:list-item>
      </text:list>
      <text:p text:style-name="P51"/>
      <text:p text:style-name="P51">Wektor danych wejściowych był generowany przy pomocy funkcji <text:span text:style-name="T36">rand</text:span> z języka Julia.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911720245632">
          <table:table-cell table:style-name="Tabela2.A1" office:value-type="string">
            <text:p text:style-name="P20">Algorytm</text:p>
          </table:table-cell>
          <table:table-cell table:style-name="Tabela2.A1" office:value-type="string">
            <text:p text:style-name="P20">Średni czas obliczeń</text:p>
          </table:table-cell>
          <table:table-cell table:style-name="Tabela2.C1" office:value-type="string">
            <text:p text:style-name="P20">Ilość wykorzystywanej pamięci</text:p>
          </table:table-cell>
        </table:table-row>
        <table:table-row table:style-name="TableLine94911720280624">
          <table:table-cell table:style-name="Tabela2.A2" office:value-type="string">
            <text:p text:style-name="P35">Różniczkowanie w przód</text:p>
          </table:table-cell>
          <table:table-cell table:style-name="Tabela2.B2" office:value-type="string">
            <text:p text:style-name="P28"><text:span text:style-name="T34">4,42 <text:s/></text:span><text:span text:style-name="T31">μs</text:span></text:p>
          </table:table-cell>
          <table:table-cell table:style-name="Tabela2.C2" office:value-type="string">
            <text:p text:style-name="P30"><text:span text:style-name="T34">5,20</text:span> KB</text:p>
          </table:table-cell>
        </table:table-row>
        <table:table-row table:style-name="TableLine94911720282224">
          <table:table-cell table:style-name="Tabela2.A3" office:value-type="string">
            <text:p text:style-name="P35">Różniczkowanie w tył</text:p>
          </table:table-cell>
          <table:table-cell table:style-name="Tabela2.B3" office:value-type="string">
            <text:p text:style-name="P28"><text:span text:style-name="T34">14,05 <text:s/></text:span><text:span text:style-name="T31">μs</text:span></text:p>
          </table:table-cell>
          <table:table-cell table:style-name="Tabela2.C3" office:value-type="string">
            <text:p text:style-name="P32">1<text:span text:style-name="T34">8,81</text:span> KB</text:p>
          </table:table-cell>
        </table:table-row>
      </table:table>
      <text:p text:style-name="P15"/>
      <text:p text:style-name="P52"><text:tab/>Zgodnie z oczekiwani różniczkowanie w przód obliczyło macierz Jacobiego w krótszym czasie i przy mniejszym zużyciu pamięci, co wynika z natury różniczkowania w przód, które w jednym kroku oblicza wartości pochodnych dla wszystkich podfunkcji po jednej zmiennej.</text:p>
      <text:p text:style-name="P52"/>
      <text:p text:style-name="P57"><text:span text:style-name="T16"><text:tab/></text:span></text:p>
      <text:p text:style-name="P57"><text:span text:style-name="T16"/></text:p>
      <text:p text:style-name="P57"><text:span text:style-name="T16"><text:tab/></text:span></text:p>
      <text:p text:style-name="P57"><text:soft-page-break/><text:span text:style-name="T16"/></text:p>
      <text:p text:style-name="P57"><text:span text:style-name="T16"><text:tab/>Wyniki zaprezentowane w tabelach zostały uzyskane jako wynik średni przeprowadzenia testów przy pomocy makro </text:span><text:span text:style-name="T17">@benchmark </text:span><text:span text:style-name="T16">na wlasnych maszynach. Oby dwa komputera miały jako system operacyjny Linux 20.04. Poniżej znajduje się opis sprzętu na który były wykonywane testy wydajnaściowe:</text:span></text:p>
      <text:p text:style-name="P56"><text:span text:style-name="T16"/></text:p>
      <text:list xml:id="list3961181084" text:style-name="L11">
        <text:list-item>
          <text:p text:style-name="P55"><text:span text:style-name="T15">HP OMEN 25L i5-10400F 2.9GHz-4.5GHz/16GB/512 GB</text:span></text:p>
        </text:list-item>
        <text:list-item>
          <text:p text:style-name="P55"><text:span text:style-name="T15"/></text:p>
        </text:list-item>
      </text:list>
      <text:p text:style-name="P59"/>
      <text:p text:style-name="P22"><text:tab/></text:p>
      <text:p text:style-name="P22"><text:span text:style-name="T34">Podsumowanie</text:span>:</text:p>
      <text:p text:style-name="P23"><text:tab/><text:span text:style-name="T20">Obecnie udało się nam zaimplementować oba algorytmy różniczkowania automatycznego, a także zaobserwować jakimi cechami odznaczają się oba algorytmy i do jakich zastosowań powinno się je wykorzystywać. W drugiej części prac nad projektem zamierzamy skupić się na udoskonaleniu obecnych implementacji algorytmów, a zwłaszcza <text:s/>na poprawieniu implementacji algorytmu różniczkowania w tył. Zamierzamy także dokonać dokładniejszej analizy porównawczej obu metod, w celu dobrania dobrych przypadków testowych, które zostaną wykorzystane w raporcie końcowym. </text:span></text:p>
      <text:p text:style-name="P21"><text:tab/></text:p>
      <text:p text:style-name="P24"/>
      <text:p text:style-name="P24">Link do repozytorium:</text:p>
      <text:p text:style-name="P25"><text:span text:style-name="T14"><text:s/><text:tab/></text:span><text:a xlink:type="simple" xlink:href="https://github.com/Ligerd/Algorithms_in_data_engineering" text:style-name="Internet_20_link" text:visited-style-name="Visited_20_Internet_20_Link">https://github.com/Ligerd/Algorithms_in_data_engineering</text:a></text:p>
      <text:p text:style-name="P53"><text:line-break/></text:p>
      <text:p text:style-name="P21">Bibliogragia:</text:p>
      <text:list xml:id="list3811909899" text:style-name="L2">
        <text:list-item>
          <text:p text:style-name="P54"><text:span text:style-name="T19">Reverse-mode automatic differentiation: a tutorial, </text:span><text:a xlink:type="simple" xlink:href="https://rufflewind.com/2016-12-30/reverse-mode-automatic-differentiation?fbclid=IwAR2Z1l02U5tzndznM6e9wFt0hoqgTcwwf80Nly-cZ_qsZzNhqqJ0Esn-KlQ" text:style-name="Internet_20_link" text:visited-style-name="Visited_20_Internet_20_Link">https://rufflewind.com/2016-12-30/reverse-mode-automatic-differentiation?fbclid=IwAR2Z1l02U5tzndznM6e9wFt0hoqgTcwwf80Nly-cZ_qsZzNhqqJ0Esn-KlQ</text:a><text:span text:style-name="T19">,</text:span></text:p>
        </text:list-item>
        <text:list-item>
          <text:p text:style-name="P54"><text:span text:style-name="T19">Sindre Grøstad, Automatic Differentiation in Julia with Applications to Numerical Solution of PDEs, </text:span><text:a xlink:type="simple" xlink:href="https://ntnuopen.ntnu.no/ntnu-xmlui/handle/11250/2624618?locale-attribute=en" text:style-name="Internet_20_link" text:visited-style-name="Visited_20_Internet_20_Link">https://ntnuopen.ntnu.no/ntnu-xmlui/handle/11250/2624618?locale-attribute=en</text:a><text:span text:style-name="T19">,</text:span></text:p>
        </text:list-item>
        <text:list-item>
          <text:p text:style-name="P61">Barak A. Pearlmutter, Alexey Andreyevich Radul, Automatic Differentiationin Machine Learning: a Survey,</text:p>
        </text:list-item>
        <text:list-item>
          <text:p text:style-name="P61">Ryan P. Adams, Computing Gradientswith Backpropagation</text:p>
        </text:list-item>
        <text:list-item>
          <text:p text:style-name="P48">Informacje przedstawione w ramach wykład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eX Gyre Bonum2" svg:font-family="'TeX Gyre Bonum'"/>
    <style:font-face style:name="sans-serif" svg:font-family="sans-serif"/>
    <style:font-face style:name="TeX Gyre Bonum" svg:font-family="'TeX Gyre Bonum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Bonum1" svg:font-family="'TeX Gyre Bonum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047in" style:type="center"/>
          <style:tab-stop style:position="6.8098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color="#4183c4" fo:font-size="12pt" fo:language="pl" fo:country="P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Calibri1" style:font-family-complex="Calibri" style:font-family-generic-complex="system" style:font-pitch-complex="variable" style:font-size-complex="12pt"/>
    </style:style>
    <style:style style:name="ListLabel_20_10" style:display-name="ListLabel 10" style:family="text">
      <style:text-properties fo:language="pl" fo:country="P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1" style:display-name="ListLabel 11" style:family="text">
      <style:text-properties style:font-name="TeX Gyre Bonum1" fo:font-family="'TeX Gyre Bonu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TeX Gyre Bonum1" fo:font-family="'TeX Gyre Bonum'" style:font-family-generic="roman" style:font-pitch="variable" fo:language="pl" fo:country="PL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="TeX Gyre Bonum1" fo:font-family="'TeX Gyre Bonum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eX Gyre Bonum1" fo:font-family="'TeX Gyre Bonum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4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5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5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5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5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6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6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6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6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11in" loext:contextual-spacing="false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Footer">
      <style:paragraph-properties fo:margin-top="0in" fo:margin-bottom="0.111in" loext:contextual-spacing="false"/>
      <style:text-properties style:font-name="TeX Gyre Bonum1"/>
    </style:style>
    <style:page-layout style:name="Mpm1">
      <style:page-layout-properties fo:page-width="8.2681in" fo:page-height="11.6929in" style:num-format="1" style:print-orientation="portrait" fo:margin-top="0.1874in" fo:margin-bottom="0.1874in" fo:margin-left="0.868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44in" fo:margin-left="0in" fo:margin-right="0in" fo:margin-bottom="0.3346in" style:dynamic-spacing="true"/>
      </style:header-style>
      <style:footer-style>
        <style:header-footer-properties fo:min-height="0.4008in" fo:margin-left="0in" fo:margin-right="0in" fo:margin-top="0.3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7T12:28:00</meta:creation-date>
    <meta:initial-creator>Иван Прокопец</meta:initial-creator>
    <dc:language>pl-PL</dc:language>
    <dc:date>2021-05-10T18:28:34.288359900</dc:date>
    <meta:editing-cycles>41</meta:editing-cycles>
    <meta:editing-duration>PT5H20M14S</meta:editing-duration>
    <meta:generator>LibreOffice/6.4.7.2$Linux_X86_64 LibreOffice_project/40$Build-2</meta:generator>
    <meta:document-statistic meta:table-count="2" meta:image-count="0" meta:object-count="0" meta:page-count="3" meta:paragraph-count="83" meta:word-count="635" meta:character-count="5086" meta:non-whitespace-character-count="45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